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89953" officeooo:paragraph-rsid="00118895"/>
    </style:style>
    <style:style style:name="P2" style:family="paragraph" style:parent-style-name="Text_20_body">
      <style:text-properties officeooo:rsid="00189953" officeooo:paragraph-rsid="00118895"/>
    </style:style>
    <style:style style:name="P3" style:family="paragraph" style:parent-style-name="Standard">
      <style:text-properties fo:font-weight="bold" officeooo:rsid="00189953" officeooo:paragraph-rsid="00118895" style:font-weight-asian="bold" style:font-weight-complex="bold"/>
    </style:style>
    <style:style style:name="P4" style:family="paragraph" style:parent-style-name="Text_20_body">
      <style:text-properties officeooo:paragraph-rsid="00118895"/>
    </style:style>
    <style:style style:name="P5" style:family="paragraph" style:parent-style-name="Text_20_body">
      <style:text-properties fo:font-size="16pt" officeooo:paragraph-rsid="00118895" style:font-size-asian="16pt" style:font-size-complex="16pt"/>
    </style:style>
    <style:style style:name="T1" style:family="text">
      <style:text-properties officeooo:rsid="00118895"/>
    </style:style>
    <style:style style:name="T2" style:family="text">
      <style:text-properties fo:font-size="16pt" style:font-size-asian="16pt" style:font-size-complex="16pt"/>
    </style:style>
    <style:style style:name="T3" style:family="text">
      <style:text-properties fo:font-size="16pt" officeooo:rsid="00118895" style:font-size-asian="16pt" style:font-size-complex="16pt"/>
    </style:style>
    <style:style style:name="T4" style:family="text">
      <style:text-properties officeooo:rsid="0012c60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tab/><text:tab/><text:tab/><text:tab/><text:tab/><text:tab/><text:tab/><text:tab/><text:tab/><text:tab/>ASSIGNMENT– <text:span text:style-name="T1">3</text:span></text:p>
      <text:p text:style-name="P1"><text:tab/><text:tab/><text:tab/><text:tab/><text:tab/><text:tab/><text:tab/><text:tab/><text:tab/><text:tab/>KD2-<text:span text:style-name="T4">Rohit</text:span>-8<text:span text:style-name="T4">3598</text:span></text:p>
      <text:p text:style-name="P1"/>
      <text:p text:style-name="P1"/>
      <text:p text:style-name="P2"><text:span text:style-name="Strong_20_Emphasis"><text:span text:style-name="T3">1.</text:span></text:span><text:span text:style-name="Strong_20_Emphasis"><text:span text:style-name="T2">Does ANSI recognize the data type DATE?</text:span></text:span></text:p>
      <text:p text:style-name="P5">Yes, the ANSI SQL standard does recognize the data type DATE. The DATE data type is commonly used to store date values in databases. It represents a specific day, including the year, month, and day components. The ANSI SQL standard provides a consistent definition for the DATE data type, ensuring compatibility across different database management systems (DBMS).</text:p>
      <text:p text:style-name="P5"/>
      <text:p text:style-name="P5"/>
      <text:p text:style-name="P4"><text:span text:style-name="Strong_20_Emphasis"><text:span text:style-name="T3">2.</text:span></text:span><text:span text:style-name="Strong_20_Emphasis"><text:span text:style-name="T2">Which subdivision of SQL is used to insert values in tables?</text:span></text:span></text:p>
      <text:p text:style-name="P1"><text:span text:style-name="T2">The subdivision of SQL used to insert values into tables is known as the "Data Manipulation Language (DML)." The DML is one of the major components of SQL and is responsible for the manipulation of data stored in the database. Specifically, the </text:span><text:span text:style-name="Source_20_Text"><text:span text:style-name="T2">INSERT</text:span></text:span><text:span text:style-name="T2"> statement is part of the DML and is used to add new records or rows into a table. When you want to insert data into a table, you use the </text:span><text:span text:style-name="Source_20_Text"><text:span text:style-name="T2">INSERT INTO</text:span></text:span><text:span text:style-name="T2"> statement followed by the table name and the values you want to ad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0T15:05:17.085760688</meta:creation-date>
    <dc:date>2024-03-12T20:20:23.712828168</dc:date>
    <meta:editing-duration>PT4M2S</meta:editing-duration>
    <meta:editing-cycles>2</meta:editing-cycles>
    <meta:generator>LibreOffice/7.3.7.2$Linux_X86_64 LibreOffice_project/30$Build-2</meta:generator>
    <meta:document-statistic meta:table-count="0" meta:image-count="0" meta:object-count="0" meta:page-count="1" meta:paragraph-count="6" meta:word-count="166" meta:character-count="984" meta:non-whitespace-character-count="804"/>
  </office:meta>
</office:document-meta>
</file>